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a6a05"/>
    </style:style>
    <style:style style:name="P7" style:family="paragraph" style:parent-style-name="Text_20_body">
      <style:text-properties officeooo:rsid="004f1e7f" officeooo:paragraph-rsid="004f1e7f"/>
    </style:style>
    <style:style style:name="P8" style:family="paragraph" style:parent-style-name="Text_20_body">
      <style:text-properties fo:font-size="12pt" fo:language="it" fo:country="IT" officeooo:rsid="0051f5ed" officeooo:paragraph-rsid="00579c1b" style:font-size-asian="12pt" style:font-size-complex="12pt"/>
    </style:style>
    <style:style style:name="P9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0" style:family="paragraph" style:parent-style-name="Titolo_20_1">
      <style:paragraph-properties fo:padding="0.035cm" fo:border="0.26pt solid #000000" style:shadow="none"/>
    </style:style>
    <style:style style:name="P11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4e67e7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306d78" style:font-size-asian="10.5pt" style:font-weight-asian="bold" style:font-size-complex="10pt"/>
    </style:style>
    <style:style style:name="T5" style:family="text">
      <style:text-properties style:font-name="Arial" fo:font-size="10.5pt" fo:language="it" fo:country="IT" fo:font-weight="bold" officeooo:rsid="004e67e7" style:font-size-asian="10.5pt" style:font-weight-asian="bold" style:font-size-complex="10pt"/>
    </style:style>
    <style:style style:name="T6" style:family="text">
      <style:text-properties officeooo:rsid="004e67e7"/>
    </style:style>
    <style:style style:name="T7" style:family="text">
      <style:text-properties officeooo:rsid="0044191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82210d" loext:opacity="100%"/>
    </style:style>
    <style:style style:name="T11" style:family="text">
      <style:text-properties fo:color="#82210d" loext:opacity="100%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36e457" style:font-size-asian="16pt" style:font-size-complex="16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4475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language="it" fo:country="IT" fo:font-style="normal" officeooo:rsid="00403c32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officeooo:rsid="004f6c09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normal" officeooo:rsid="004fd905" style:font-size-asian="12pt" style:font-style-asian="normal" style:font-size-complex="12pt" style:font-style-complex="normal"/>
    </style:style>
    <style:style style:name="T22" style:family="text">
      <style:text-properties fo:font-size="12pt" fo:language="it" fo:country="IT" fo:font-style="normal" officeooo:rsid="00513485" style:font-size-asian="12pt" style:font-style-asian="normal" style:font-size-complex="12pt" style:font-style-complex="normal"/>
    </style:style>
    <style:style style:name="T23" style:family="text">
      <style:text-properties fo:font-size="12pt" fo:language="it" fo:country="IT" fo:font-style="normal" officeooo:rsid="00560e86" style:font-size-asian="12pt" style:font-style-asian="normal" style:font-size-complex="12pt" style:font-style-complex="normal"/>
    </style:style>
    <style:style style:name="T24" style:family="text">
      <style:text-properties fo:font-size="12pt" fo:language="it" fo:country="IT" fo:font-style="normal" officeooo:rsid="005716d8" style:font-size-asian="12pt" style:font-style-asian="normal" style:font-size-complex="12pt" style:font-style-complex="normal"/>
    </style:style>
    <style:style style:name="T25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it" fo:country="IT" fo:font-style="italic" officeooo:rsid="004f6c09" style:font-size-asian="12pt" style:font-style-asian="italic" style:font-size-complex="12pt" style:font-style-complex="italic"/>
    </style:style>
    <style:style style:name="T27" style:family="text">
      <style:text-properties fo:font-size="12pt" fo:language="it" fo:country="IT" fo:font-style="italic" officeooo:rsid="00560e86" style:font-size-asian="12pt" style:font-style-asian="italic" style:font-size-complex="12pt" style:font-style-complex="italic"/>
    </style:style>
    <style:style style:name="T28" style:family="text">
      <style:text-properties officeooo:rsid="002a6a05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a123a" style:font-style-asian="normal" style:font-style-complex="normal"/>
    </style:style>
    <style:style style:name="T31" style:family="text">
      <style:text-properties fo:font-style="normal" officeooo:rsid="0052a460" style:font-style-asian="normal" style:font-style-complex="normal"/>
    </style:style>
    <style:style style:name="T32" style:family="text">
      <style:text-properties fo:font-style="normal" officeooo:rsid="0054475c" style:font-style-asian="normal" style:font-style-complex="normal"/>
    </style:style>
    <style:style style:name="T33" style:family="text">
      <style:text-properties fo:font-style="normal" officeooo:rsid="005716d8" style:font-style-asian="normal" style:font-style-complex="normal"/>
    </style:style>
    <style:style style:name="T34" style:family="text">
      <style:text-properties fo:font-style="normal" officeooo:rsid="00579c1b" style:font-style-asian="normal" style:font-style-complex="normal"/>
    </style:style>
    <style:style style:name="T35" style:family="text">
      <style:text-properties officeooo:rsid="003001b1"/>
    </style:style>
    <style:style style:name="T36" style:family="text">
      <style:text-properties officeooo:rsid="0036e457"/>
    </style:style>
    <style:style style:name="T37" style:family="text">
      <style:text-properties officeooo:rsid="00403c32"/>
    </style:style>
    <style:style style:name="T38" style:family="text">
      <style:text-properties fo:font-size="14pt" officeooo:rsid="00403c32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omanda 1/<text:span text:style-name="T37">2</text:span> (punti <text:span text:style-name="T36">6</text:span>/30)</text:h>
      <text:p text:style-name="P7"><text:span text:style-name="T19">L</text:span><text:span text:style-name="T18">e </text:span><text:span text:style-name="T25">Online Travel Agency </text:span><text:span text:style-name="T18">(OTA) sono siti </text:span><text:span text:style-name="T27">web</text:span><text:span text:style-name="T23"> </text:span><text:span text:style-name="T18">che forniscono i servizi </text:span><text:span text:style-name="T23">tradizionalmente</text:span><text:span text:style-name="T18"> offerti dalle agenzie </text:span><text:span text:style-name="T23">viaggi </text:span><text:span text:style-name="T18">fisiche, ma con la comodità di essere completamente dematerializzate. Il sito myOTA permette ai propri utenti di </text:span><text:span text:style-name="T23">effettuare l’acquisto</text:span><text:span text:style-name="T18"> sia </text:span><text:span text:style-name="T23">di </text:span><text:span text:style-name="T18">voli </text:span><text:span text:style-name="T23">aeri </text:span><text:span text:style-name="T18">che </text:span><text:span text:style-name="T23">di pernottamenti alberghieri</text:span><text:span text:style-name="T18">. </text:span><text:span text:style-name="T23">P</text:span><text:span text:style-name="T18">er </text:span><text:span text:style-name="T23">il servizio di </text:span><text:span text:style-name="T18">compravendita di voli </text:span><text:span text:style-name="T23">aerei, myOTA </text:span><text:span text:style-name="T18">si interfaccia con i GDS (</text:span><text:span text:style-name="T25">Global Distribution System</text:span><text:span text:style-name="T18">), che forniscono un’interfaccia unica </text:span><text:span text:style-name="T23">di</text:span><text:span text:style-name="T18"> dialogo con le compagnie aree. Un utente di myOTA inseri</text:span><text:span text:style-name="T21">sce</text:span><text:span text:style-name="T18"> la città </text:span><text:span text:style-name="T21">e l</text:span><text:span text:style-name="T23">e</text:span><text:span text:style-name="T21"> dat</text:span><text:span text:style-name="T24">e</text:span><text:span text:style-name="T21"> </text:span><text:span text:style-name="T18">di partenza </text:span><text:span text:style-name="T23">e </text:span><text:span text:style-name="T18">di </text:span><text:span text:style-name="T24">ritorno (quest’ultima opzionale)</text:span><text:span text:style-name="T18">, ed ottiene una lista di soluzioni possibili, </text:span><text:span text:style-name="T24">ciascuna associata al corrispondente prezzo</text:span><text:span text:style-name="T18">. </text:span><text:span text:style-name="T24">L’individuazione</text:span><text:span text:style-name="T18"> dei voli </text:span><text:span text:style-name="T24">disponibili </text:span><text:span text:style-name="T18">avviene utilizzando 2 </text:span><text:span text:style-name="T23">distinti </text:span><text:span text:style-name="T18">GDS, che chiameremo GDS1 e GDS2. La comunicazione con </text:span><text:span text:style-name="T23">essi</text:span><text:span text:style-name="T18"> avviene sulla rete, ma l’applicazione è </text:span><text:span text:style-name="T23">realizzzata</text:span><text:span text:style-name="T18"> in modo tale da mimare la comunicazione come se fosse locale. Le liste di risultati provenienti dai </text:span><text:span text:style-name="T23">due</text:span><text:span text:style-name="T18"> </text:span><text:span text:style-name="T22">GDS</text:span><text:span text:style-name="T18"> vengono poi de-duplicate </text:span><text:span text:style-name="T23">(rimuovendo le voci ripetute)</text:span><text:span text:style-name="T18"> sulla base di criteri interni, e </text:span><text:span text:style-name="T23">valorizzate con uno specifico prezzo</text:span><text:span text:style-name="T18">, utilizzando un algoritmo segreto che cambia spesso sulla base degli andamenti del mercato. </text:span><text:span text:style-name="T23">L</text:span><text:span text:style-name="T18">a lista </text:span><text:span text:style-name="T23">risultante</text:span><text:span text:style-name="T18"> </text:span><text:span text:style-name="T23">viene</text:span><text:span text:style-name="T18"> visualizzata a schermo all’utente. </text:span><text:span text:style-name="T23">La progettazione architetturale di tale sistema </text:span><text:span text:style-name="T18">utilizza il </text:span><text:span text:style-name="T25">pattern</text:span><text:span text:style-name="T18"> MVC. </text:span><text:span text:style-name="T23">Ai fini di questo quesito,</text:span><text:span text:style-name="T18"> </text:span><text:span text:style-name="T23">assumete </text:span><text:span text:style-name="T20">che tutte le componenti MVC </text:span><text:span text:style-name="T24">siano localizzate</text:span><text:span text:style-name="T20"> sullo stesso </text:span><text:span text:style-name="T26">host</text:span><text:span text:style-name="T20">.</text:span></text:p>
      <text:p text:style-name="Text_20_body">Si modelli tale sistema mediante un <text:span text:style-name="Car._20_predefinito_20_paragrafo"><text:span text:style-name="T17">diagramma delle classi</text:span></text:span>, comprensivo dei <text:span text:style-name="Car._20_predefinito_20_paragrafo"><text:span text:style-name="T14">design pattern</text:span></text:span> a esso pertinenti.</text:p>
      <text:h text:style-name="P10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Car._20_predefinito_20_paragrafo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Domanda <text:span text:style-name="T37">2</text:span><text:span text:style-name="Car._20_predefinito_20_paragrafo"><text:span text:style-name="T12">/</text:span></text:span><text:span text:style-name="Car._20_predefinito_20_paragrafo"><text:span text:style-name="T38">2</text:span></text:span> (punti <text:span text:style-name="Car._20_predefinito_20_paragrafo"><text:span text:style-name="T13">4</text:span></text:span>/30)</text:h>
      <text:p text:style-name="P8"><text:span text:style-name="T30">L’</text:span><text:span text:style-name="T29">autenticazione al sito myOTA può avvenire con varie modalità, sia </text:span><text:span text:style-name="T31">utilizza</text:span><text:span text:style-name="T33">ndo</text:span><text:span text:style-name="T29"> </text:span><text:span text:style-name="T15">server</text:span><text:span text:style-name="T29"> </text:span><text:span text:style-name="T33">locali </text:span><text:span text:style-name="T29">di myOTA, </text:span><text:span text:style-name="T33">che</text:span><text:span text:style-name="T29"> attraverso Google. </text:span><text:span text:style-name="T32">Come detto </text:span><text:span text:style-name="T33">nel quesito precedente</text:span><text:span text:style-name="T32">, la ricerca dei voli avviene inserendo la data e la città di partenza, ed eventualmente </text:span><text:span text:style-name="T34">data e destinazione di </text:span><text:span text:style-name="T32">ritorno. </text:span><text:span text:style-name="T34">U</text:span><text:span text:style-name="T32">n viaggio, </text:span><text:span text:style-name="T34">infatti,</text:span><text:span text:style-name="T32"> può essere </text:span><text:span text:style-name="T16">one-way</text:span><text:span text:style-name="T32">, ossia non prevedere ritorno. </text:span><text:span text:style-name="T34">P</text:span><text:span text:style-name="T32">er ogni opzione di viaggio </text:span><text:span text:style-name="T34">l</text:span><text:span text:style-name="T32">a lista di soluzioni visualizzata contiene l’aeroporto di partenza, l’orario di partenza ed arrivo del volo di andata e la </text:span><text:span text:style-name="T34">corrispondente </text:span><text:span text:style-name="T32">compagnia aerea. Eventualmente, l’opzione contiene le medesime informazioni per il volo di ritorno. Successivamente, selezionando un’opzione, si procede con la pagina di </text:span><text:span text:style-name="T16">checkout</text:span><text:span text:style-name="T32">, con la quale si </text:span><text:span text:style-name="T34">effettua</text:span><text:span text:style-name="T32"> l’acquisto della soluzione.</text:span></text:p>
      <text:p text:style-name="P6"><text:span text:style-name="T28">M</text:span>odell<text:span text:style-name="T28">are</text:span> le esigenze sopra delineate <text:span text:style-name="T28">u</text:span>tilizzando un <text:span text:style-name="Car._20_predefinito_20_paragrafo"><text:span text:style-name="T17">diagramma dei casi d’uso</text:span></text:span>. <text:span text:style-name="T35">N</text:span>on <text:span text:style-name="T28">è </text:span>richiesta descrizione testuale del diagramma.</text:p>
      <text:h text:style-name="P10" text:outline-level="1">Rispost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fon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 loext:hyphenation-no-last-word="false" loext:hyphenation-word-char-count="no-limit" loext:hyphenation-zone="no-limit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 loext:hyphenation-no-last-word="false" loext:hyphenation-word-char-count="no-limit" loext:hyphenation-zone="no-limit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 loext:hyphenation-no-last-word="false" loext:hyphenation-word-char-count="no-limit" loext:hyphenation-zone="no-limit"/>
    </style:style>
    <style:style style:name="Comment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4e67e7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4e67e7" style:font-size-asian="10.5pt" style:font-weight-asian="bold" style:font-size-complex="10pt"/>
    </style:style>
    <style:style style:name="MT5" style:family="text">
      <style:text-properties style:font-name="Arial" fo:font-size="10.5pt" fo:language="it" fo:country="IT" fo:font-weight="bold" officeooo:rsid="004e67e7" style:font-size-asian="10.5pt" style:font-weight-asian="bold" style:font-size-complex="10pt"/>
    </style:style>
    <style:style style:name="MT6" style:family="text">
      <style:text-properties officeooo:rsid="00441912"/>
    </style:style>
    <style:style style:name="MT7" style:family="text">
      <style:text-properties style:font-name="Arial" fo:font-size="10.5pt" fo:font-weight="bold" officeooo:rsid="00306d78" style:font-size-asian="10.5pt" style:font-weight-asian="bold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size="9pt" style:font-size-asian="9pt" style:font-size-complex="9pt"/>
    </style:style>
    <style:style style:name="MT10" style:family="text">
      <style:text-properties fo:color="#82210d" loext:opacity="100%"/>
    </style:style>
    <style:style style:name="MT11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2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2</text:page-count></text:span></text:span></text:p>
        <text:p text:style-name="Intestazione">Esame scritto – I<text:span text:style-name="MT2">V</text:span> prova scritta - parte Compito (<text:span text:style-name="Car._20_predefinito_20_paragrafo"><text:span text:style-name="MT3">Pratica</text:span></text:span>) – <text:span text:style-name="Car._20_predefinito_20_paragrafo"><text:span text:style-name="MT4">04</text:span></text:span> <text:span text:style-name="Car._20_predefinito_20_paragrafo"><text:span text:style-name="MT5">luglio</text:span></text:span><text:span text:style-name="MT6"> </text:span><text:span text:style-name="Car._20_predefinito_20_paragrafo"><text:span text:style-name="MT3">202</text:span></text:span><text:span text:style-name="Car._20_predefinito_20_paragrafo"><text:span text:style-name="MT7">3</text:span></text:span></text:p>
        <text:p text:style-name="MP1"><text:span text:style-name="Car._20_predefinito_20_paragrafo"><text:span text:style-name="MT8">Istruzioni</text:span></text:span><text:span text:style-name="Car._20_predefinito_20_paragrafo"><text:span text:style-name="MT9"> <text:line-break/></text:span></text:span><text:span text:style-name="Car._20_predefinito_20_paragrafo"><text:span text:style-name="MT10">Riportare qui sotto cognome, nome, matricola, e anno di progetto didattico di </text:span></text:span><text:span text:style-name="Car._20_predefinito_20_paragrafo"><text:span text:style-name="MT11">tutti</text:span></text:span><text:span text:style-name="Car._20_predefinito_20_paragrafo"><text:span text:style-name="MT10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06-03-18T17:20:00Z</meta:creation-date>
    <dc:date>2023-06-30T16:04:18.923000000</dc:date>
    <meta:print-date>2018-04-05T10:44:00Z</meta:print-date>
    <meta:editing-cycles>846</meta:editing-cycles>
    <meta:editing-duration>PT10H12M9S</meta:editing-duration>
    <meta:document-statistic meta:table-count="0" meta:image-count="0" meta:object-count="0" meta:page-count="2" meta:paragraph-count="12" meta:word-count="413" meta:character-count="2802" meta:non-whitespace-character-count="23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